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8.75pt" style:font-size-complex="10pt"/>
    </style:style>
    <style:style style:name="P2" style:family="paragraph" style:parent-style-name="Standard">
      <style:paragraph-properties fo:break-before="page"/>
      <style:text-properties fo:font-size="10pt" officeooo:rsid="0016a03b" officeooo:paragraph-rsid="0016a03b" style:font-size-asian="8.75pt" style:font-size-complex="10pt"/>
    </style:style>
    <style:style style:name="P3" style:family="paragraph" style:parent-style-name="Standard">
      <style:paragraph-properties fo:text-align="justify" style:justify-single-word="false"/>
      <style:text-properties fo:font-size="10pt" officeooo:rsid="00163358" officeooo:paragraph-rsid="00163358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163358" officeooo:paragraph-rsid="00163358"/>
    </style:style>
    <style:style style:name="P7" style:family="paragraph" style:parent-style-name="Standard">
      <style:paragraph-properties fo:text-align="center" style:justify-single-word="false" fo:break-before="page"/>
      <style:text-properties officeooo:rsid="00163358" officeooo:paragraph-rsid="00163358"/>
    </style:style>
    <style:style style:name="P8" style:family="paragraph" style:parent-style-name="Standard">
      <style:paragraph-properties fo:text-align="justify" style:justify-single-word="false" fo:break-before="page"/>
      <style:text-properties officeooo:rsid="00163358" officeooo:paragraph-rsid="00163358"/>
    </style:style>
    <style:style style:name="P9" style:family="paragraph" style:parent-style-name="Standard">
      <style:paragraph-properties fo:text-align="justify" style:justify-single-word="false"/>
      <style:text-properties officeooo:rsid="00163358" officeooo:paragraph-rsid="00163358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63358" officeooo:paragraph-rsid="00163358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163358" officeooo:paragraph-rsid="00163358" style:font-size-asian="14pt" style:font-weight-asian="bold" style:font-size-complex="14pt" style:font-weight-complex="bold"/>
    </style:style>
    <style:style style:name="P12" style:family="paragraph" style:parent-style-name="Standard">
      <style:paragraph-properties fo:break-before="page"/>
      <style:text-properties officeooo:rsid="0016a03b" officeooo:paragraph-rsid="0016a03b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officeooo:rsid="0016a03b"/>
    </style:style>
    <style:style style:name="T4" style:family="text">
      <style:text-properties officeooo:rsid="001976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/>
      <text:p text:style-name="P11"/>
      <text:p text:style-name="P11"/>
      <text:p text:style-name="P11">AjaxPh<text:span text:style-name="T4">p</text:span>PostgreSQL</text:p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P8">1.- La conección <text:span text:style-name="T3">(databas.php)</text:span></text:p>
      <text:p text:style-name="P9"><text:span text:style-name="T2">&lt;?php</text:span></text:p>
      <text:p text:style-name="P3"><text:tab/>$servername='127.0.0.1';</text:p>
      <text:p text:style-name="P3"><text:tab/>$port=5432;</text:p>
      <text:p text:style-name="P3"><text:tab/>$username='postgres';</text:p>
      <text:p text:style-name="P3"><text:tab/>$password='';</text:p>
      <text:p text:style-name="P3"><text:tab/>$db='student';</text:p>
      <text:p text:style-name="P3"><text:tab/>$conn=pg_connect("host=$servername port=5432 dbname=$db user=$username password=$password");</text:p>
      <text:p text:style-name="P3"><text:tab/>if(!$conn)</text:p>
      <text:p text:style-name="P3"><text:tab/>{</text:p>
      <text:p text:style-name="P3"><text:tab/><text:tab/>die('Problemas de Conectividad, por favor verifique ...');</text:p>
      <text:p text:style-name="P3"><text:tab/>}</text:p>
      <text:p text:style-name="P3">?&gt;</text:p>
      <text:p text:style-name="P3"/>
      <text:p text:style-name="P7"/>
      <text:p text:style-name="P10">Insert Data</text:p>
      <text:p text:style-name="P6"><text:span text:style-name="T3">2</text:span>.- El index <text:span text:style-name="T3">(index.php)</text:span></text:p>
      <text:p text:style-name="P4">&lt;!DOCTYPE html&gt;</text:p>
      <text:p text:style-name="P4">&lt;html&gt;</text:p>
      <text:p text:style-name="P4">&lt;head&gt;</text:p>
      <text:p text:style-name="P4"><text:tab/>&lt;title&gt;Insert data in MySQL database using Ajax&lt;/title&gt;</text:p>
      <text:p text:style-name="P4"><text:tab/>&lt;link rel="stylesheet" href="https://maxcdn.bootstrapcdn.com/bootstrap/3.3.7/css/bootstrap.min.css"&gt;</text:p>
      <text:p text:style-name="P4"><text:tab/>&lt;script src="https://ajax.googleapis.com/ajax/libs/jquery/3.2.1/jquery.min.js"&gt;&lt;/script&gt;</text:p>
      <text:p text:style-name="P4">&lt;/head&gt;</text:p>
      <text:p text:style-name="P4">&lt;body&gt;</text:p>
      <text:p text:style-name="P4">&lt;div style="margin: auto;width: 60%;"&gt;</text:p>
      <text:p text:style-name="P4"><text:tab/>&lt;div class="alert alert-success alert-dismissible" id="success" style="display:none;"&gt;</text:p>
      <text:p text:style-name="P4"><text:tab/> <text:s/>&lt;a href="#" class="close" data-dismiss="alert" aria-label="close"&gt;×&lt;/a&gt;</text:p>
      <text:p text:style-name="P4"><text:tab/>&lt;/div&gt;</text:p>
      <text:p text:style-name="P4"><text:tab/>&lt;form id="fupForm" name="form1" method="post"&gt;</text:p>
      <text:p text:style-name="P4"><text:tab/><text:tab/>&lt;div class="form-group"&gt;</text:p>
      <text:p text:style-name="P4"><text:tab/><text:tab/><text:tab/>&lt;label for="email"&gt;Name:&lt;/label&gt;</text:p>
      <text:p text:style-name="P4"><text:tab/><text:tab/><text:tab/>&lt;input type="text" class="form-control" id="name" placeholder="Name" name="name"&gt;</text:p>
      <text:p text:style-name="P4"><text:tab/><text:tab/>&lt;/div&gt;</text:p>
      <text:p text:style-name="P4"><text:tab/><text:tab/>&lt;div class="form-group"&gt;</text:p>
      <text:p text:style-name="P4"><text:tab/><text:tab/><text:tab/>&lt;label for="pwd"&gt;Email:&lt;/label&gt;</text:p>
      <text:p text:style-name="P4"><text:tab/><text:tab/><text:tab/>&lt;input type="email" class="form-control" id="email" placeholder="Email" name="email"&gt;</text:p>
      <text:p text:style-name="P4"><text:tab/><text:tab/>&lt;/div&gt;</text:p>
      <text:p text:style-name="P4"><text:tab/><text:tab/>&lt;div class="form-group"&gt;</text:p>
      <text:p text:style-name="P4"><text:tab/><text:tab/><text:tab/>&lt;label for="pwd"&gt;Phone:&lt;/label&gt;</text:p>
      <text:p text:style-name="P4"><text:tab/><text:tab/><text:tab/>&lt;input type="text" class="form-control" id="phone" placeholder="Phone" name="phone"&gt;</text:p>
      <text:p text:style-name="P4"><text:tab/><text:tab/>&lt;/div&gt;</text:p>
      <text:p text:style-name="P4"><text:tab/><text:tab/>&lt;div class="form-group" &gt;</text:p>
      <text:p text:style-name="P4"><text:tab/><text:tab/><text:tab/>&lt;label for="pwd"&gt;City:&lt;/label&gt;</text:p>
      <text:p text:style-name="P4"><text:tab/><text:tab/><text:tab/>&lt;select name="city" id="city" class="form-control"&gt;</text:p>
      <text:p text:style-name="P4"><text:tab/><text:tab/><text:tab/><text:tab/>&lt;option value=""&gt;Select&lt;/option&gt;</text:p>
      <text:p text:style-name="P4"><text:tab/><text:tab/><text:tab/><text:tab/>&lt;option value="Delhi"&gt;Delhi&lt;/option&gt;</text:p>
      <text:p text:style-name="P4"><text:tab/><text:tab/><text:tab/><text:tab/>&lt;option value="Mumbai"&gt;Mumbai&lt;/option&gt;</text:p>
      <text:p text:style-name="P4"><text:tab/><text:tab/><text:tab/><text:tab/>&lt;option value="Pune"&gt;Pune&lt;/option&gt;</text:p>
      <text:p text:style-name="P4"><text:tab/><text:tab/><text:tab/>&lt;/select&gt;</text:p>
      <text:p text:style-name="P4"><text:tab/><text:tab/>&lt;/div&gt;</text:p>
      <text:p text:style-name="P4"><text:tab/><text:tab/>&lt;input type="button" name="save" class="btn btn-primary" value="Save to database" id="butsave"&gt;</text:p>
      <text:p text:style-name="P4"><text:tab/>&lt;/form&gt;</text:p>
      <text:p text:style-name="P4">&lt;/div&gt;</text:p>
      <text:p text:style-name="P4"/>
      <text:p text:style-name="P12">3.- El script (index.js)</text:p>
      <text:p text:style-name="Standard"><text:span text:style-name="T1">&lt;script&gt;</text:span></text:p>
      <text:p text:style-name="P1">$(document).ready(function() {</text:p>
      <text:p text:style-name="P1">$('#butsave').on('click', function() {</text:p>
      <text:p text:style-name="P1">$("#butsave").attr("disabled", "disabled");</text:p>
      <text:p text:style-name="P1">var name = $('#name').val();</text:p>
      <text:p text:style-name="P1">var email = $('#email').val();</text:p>
      <text:p text:style-name="P1">var phone = $('#phone').val();</text:p>
      <text:p text:style-name="P1">var city = $('#city').val();</text:p>
      <text:p text:style-name="P1">if(name!="" &amp;&amp; email!="" &amp;&amp; phone!="" &amp;&amp; city!=""){</text:p>
      <text:p text:style-name="P1"><text:tab/>$.ajax({</text:p>
      <text:p text:style-name="P1"><text:tab/><text:tab/>url: "save.php",</text:p>
      <text:p text:style-name="P1"><text:tab/><text:tab/>type: "POST",</text:p>
      <text:p text:style-name="P1"><text:tab/><text:tab/>data: {</text:p>
      <text:p text:style-name="P1"><text:tab/><text:tab/><text:tab/>name: name,</text:p>
      <text:p text:style-name="P1"><text:tab/><text:tab/><text:tab/>email: email,</text:p>
      <text:p text:style-name="P1"><text:tab/><text:tab/><text:tab/>phone: phone,</text:p>
      <text:p text:style-name="P1"><text:tab/><text:tab/><text:tab/>city: city<text:tab/><text:tab/><text:tab/><text:tab/></text:p>
      <text:p text:style-name="P1"><text:tab/><text:tab/>},</text:p>
      <text:p text:style-name="P1"><text:tab/><text:tab/>cache: false,</text:p>
      <text:p text:style-name="P1"><text:tab/><text:tab/>success: function(dataResult){</text:p>
      <text:p text:style-name="P1"><text:tab/><text:tab/><text:tab/>var dataResult = JSON.parse(dataResult);</text:p>
      <text:p text:style-name="P1"><text:tab/><text:tab/><text:tab/>if(dataResult.statusCode==200){</text:p>
      <text:p text:style-name="P1"><text:tab/><text:tab/><text:tab/><text:tab/>$("#butsave").removeAttr("disabled");</text:p>
      <text:p text:style-name="P1"><text:tab/><text:tab/><text:tab/><text:tab/>$('#fupForm').find('input:text').val('');</text:p>
      <text:p text:style-name="P1"><text:tab/><text:tab/><text:tab/><text:tab/>$("#success").show();</text:p>
      <text:p text:style-name="P1"><text:tab/><text:tab/><text:tab/><text:tab/>$('#success').html('Data added successfully !'); <text:tab/><text:tab/><text:tab/><text:tab/><text:tab/><text:tab/></text:p>
      <text:p text:style-name="P1"><text:tab/><text:tab/><text:tab/>}</text:p>
      <text:p text:style-name="P1"><text:tab/><text:tab/><text:tab/>else if(dataResult.statusCode==201){</text:p>
      <text:p text:style-name="P1"><text:tab/><text:tab/><text:tab/><text:tab/>alert("Error occured !");</text:p>
      <text:p text:style-name="P1"><text:tab/><text:tab/><text:tab/>}</text:p>
      <text:p text:style-name="P1"><text:tab/><text:tab/><text:tab/></text:p>
      <text:p text:style-name="P1"><text:tab/><text:tab/>}</text:p>
      <text:p text:style-name="P1"><text:tab/>});</text:p>
      <text:p text:style-name="P1"><text:tab/>}</text:p>
      <text:p text:style-name="P1"><text:tab/>else{</text:p>
      <text:p text:style-name="P1"><text:tab/><text:tab/>alert('Please fill all the field !');</text:p>
      <text:p text:style-name="P1"><text:tab/>}</text:p>
      <text:p text:style-name="P1">});</text:p>
      <text:p text:style-name="P1">});</text:p>
      <text:p text:style-name="P1">&lt;/script&gt;</text:p>
      <text:p text:style-name="P1"/>
      <text:p text:style-name="P2">4.- El Controlador (save.php)</text:p>
      <text:p text:style-name="P1">&lt;?php</text:p>
      <text:p text:style-name="P1"><text:tab/>include 'database.php';</text:p>
      <text:p text:style-name="P1"><text:tab/>$name=$_POST['name'];</text:p>
      <text:p text:style-name="P1"><text:tab/>$email=$_POST['email'];</text:p>
      <text:p text:style-name="P1"><text:tab/>$phone=$_POST['phone'];</text:p>
      <text:p text:style-name="P1"><text:tab/>$city=$_POST['city'];</text:p>
      <text:p text:style-name="P1"><text:tab/>$sql = "INSERT INTO `crud`( `name`, `email`, `phone`, `city`) </text:p>
      <text:p text:style-name="P1"><text:tab/>VALUES ('$name','$email','$phone','$city')";</text:p>
      <text:p text:style-name="P1"><text:tab/>if (mysqli_query($conn, $sql)) {</text:p>
      <text:p text:style-name="P1"><text:tab/><text:tab/>echo json_encode(array("statusCode"=&gt;200));</text:p>
      <text:p text:style-name="P1"><text:tab/>} </text:p>
      <text:p text:style-name="P1"><text:tab/>else {</text:p>
      <text:p text:style-name="P1"><text:tab/><text:tab/>echo json_encode(array("statusCode"=&gt;201));</text:p>
      <text:p text:style-name="P1"><text:tab/>}</text:p>
      <text:p text:style-name="P1"><text:tab/>mysqli_close($conn);</text:p>
      <text:p text:style-name="P1">?&gt;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8T08:59:46.188472574</meta:creation-date>
    <dc:date>2025-04-28T09:08:56.606528485</dc:date>
    <meta:editing-duration>PT9M8S</meta:editing-duration>
    <meta:editing-cycles>6</meta:editing-cycles>
    <meta:generator>LibreOffice/24.2.7.2$Linux_X86_64 LibreOffice_project/420$Build-2</meta:generator>
    <meta:print-date>2025-04-28T09:08:21.590919384</meta:print-date>
    <meta:printed-by>Archivos PDF</meta:printed-by>
    <meta:document-statistic meta:table-count="0" meta:image-count="0" meta:object-count="0" meta:page-count="5" meta:paragraph-count="111" meta:word-count="258" meta:character-count="3037" meta:non-whitespace-character-count="2707"/>
  </office:meta>
</office:document-meta>
</file>